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992cm" fo:margin-left="0cm" table:align="left"/>
    </style:style>
    <style:style style:name="Tabelle1.A" style:family="table-column">
      <style:table-column-properties style:column-width="2.831cm"/>
    </style:style>
    <style:style style:name="Tabelle1.B" style:family="table-column">
      <style:table-column-properties style:column-width="3.778cm"/>
    </style:style>
    <style:style style:name="Tabelle1.C" style:family="table-column">
      <style:table-column-properties style:column-width="2.833cm"/>
    </style:style>
    <style:style style:name="Tabelle1.D" style:family="table-column">
      <style:table-column-properties style:column-width="8.55cm"/>
    </style:style>
    <style:style style:name="Tabel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ffffff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none" fo:border-top="none" fo:border-bottom="0.05pt solid #000000"/>
    </style:style>
    <style:style style:name="Tabel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none" fo:border-top="none" fo:border-bottom="0.05pt solid #000000"/>
    </style:style>
    <style:style style:name="Tabel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none" fo:border-top="none" fo:border-bottom="0.05pt solid #000000"/>
    </style:style>
    <style:style style:name="Tabel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none" fo:border-top="none" fo:border-bottom="0.05pt solid #000000"/>
    </style:style>
    <style:style style:name="Tabel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4" style:family="table-cell">
      <style:table-cell-properties fo:padding="0.097cm" fo:border-left="0.05pt solid #000000" fo:border-right="none" fo:border-top="none" fo:border-bottom="0.05pt solid #000000"/>
    </style:style>
    <style:style style:name="Tabelle1.B14" style:family="table-cell">
      <style:table-cell-properties fo:padding="0.097cm" fo:border-left="0.05pt solid #000000" fo:border-right="none" fo:border-top="none" fo:border-bottom="0.05pt solid #000000"/>
    </style:style>
    <style:style style:name="Tabelle1.C14" style:family="table-cell">
      <style:table-cell-properties fo:padding="0.097cm" fo:border-left="0.05pt solid #000000" fo:border-right="none" fo:border-top="none" fo:border-bottom="0.05pt solid #000000"/>
    </style:style>
    <style:style style:name="Tabel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none" fo:border-top="none" fo:border-bottom="0.05pt solid #000000"/>
    </style:style>
    <style:style style:name="Tabel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fo:font-weight="bold" officeooo:rsid="001cafb2" officeooo:paragraph-rsid="001cafb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266867" officeooo:paragraph-rsid="0026686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4daea5" officeooo:paragraph-rsid="004daea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weight="normal" officeooo:rsid="001cafb2" officeooo:paragraph-rsid="001cafb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weight="normal" officeooo:rsid="001e7b60" officeooo:paragraph-rsid="0020542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weight="normal" officeooo:rsid="001e7b60" officeooo:paragraph-rsid="001e7b60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Verdana" fo:font-weight="normal" officeooo:rsid="00266867" officeooo:paragraph-rsid="0026686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weight="normal" officeooo:rsid="00266867" officeooo:paragraph-rsid="0026686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weight="normal" officeooo:rsid="00266867" officeooo:paragraph-rsid="0040de3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weight="normal" officeooo:rsid="00266867" officeooo:paragraph-rsid="002f39c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" fo:font-weight="normal" officeooo:rsid="003eeb1c" officeooo:paragraph-rsid="003eeb1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" fo:font-weight="normal" officeooo:rsid="004619f5" officeooo:paragraph-rsid="004619f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weight="normal" officeooo:rsid="00467004" officeooo:paragraph-rsid="0046700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" fo:font-weight="normal" officeooo:rsid="004c1f5a" officeooo:paragraph-rsid="004c1f5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" fo:font-weight="normal" officeooo:rsid="004f68b0" officeooo:paragraph-rsid="004f68b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" fo:font-weight="normal" officeooo:rsid="0050b16b" officeooo:paragraph-rsid="0050b16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Verdana" fo:font-weight="normal" officeooo:rsid="0057f6c3" officeooo:paragraph-rsid="0057f6c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Verdana" fo:font-weight="normal" officeooo:rsid="0058d3ce" officeooo:paragraph-rsid="0058d3c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Verdana" fo:font-weight="normal" officeooo:rsid="005a3b6f" officeooo:paragraph-rsid="005a3b6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Verdana" fo:font-weight="normal" officeooo:rsid="005bd842" officeooo:paragraph-rsid="005bd84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Verdana" fo:font-weight="normal" officeooo:rsid="005d0ddb" officeooo:paragraph-rsid="005d0dd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Verdana" fo:font-weight="normal" officeooo:rsid="005db13b" officeooo:paragraph-rsid="005db13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Verdana" fo:font-weight="normal" officeooo:rsid="005f77dd" officeooo:paragraph-rsid="005f77d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Verdana" fo:font-weight="normal" officeooo:rsid="006308f1" officeooo:paragraph-rsid="006308f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weight="normal" officeooo:rsid="0065d0d3" officeooo:paragraph-rsid="0065d0d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Verdana" fo:font-weight="normal" officeooo:rsid="006696d4" officeooo:paragraph-rsid="006696d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Verdana" fo:font-weight="normal" officeooo:rsid="0066cdb2" officeooo:paragraph-rsid="0066cdb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Verdana" fo:font-weight="normal" officeooo:rsid="0068705d" officeooo:paragraph-rsid="0068705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Verdana" fo:font-weight="bold" officeooo:rsid="001d7114" officeooo:paragraph-rsid="001d7114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Verdana" fo:font-weight="bold" officeooo:rsid="001cafb2" officeooo:paragraph-rsid="001cafb2" style:font-weight-asian="bold" style:font-weight-complex="bold"/>
    </style:style>
    <style:style style:name="P3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Verdana" fo:font-size="14pt" fo:language="de" fo:country="none" fo:font-weight="bold" style:font-size-asian="14pt" style:font-weight-asian="bold"/>
    </style:style>
    <style:style style:name="P33" style:family="paragraph" style:parent-style-name="Standard">
      <style:paragraph-properties fo:margin-top="0cm" fo:margin-bottom="0.353cm" loext:contextual-spacing="false" fo:line-height="115%"/>
      <style:text-properties style:font-name="Verdana" fo:font-size="12pt" fo:language="de" fo:country="none" fo:font-weight="normal" style:font-size-asian="12pt" style:font-weight-asian="normal"/>
    </style:style>
    <style:style style:name="P34" style:family="paragraph" style:parent-style-name="Standard">
      <style:paragraph-properties fo:margin-top="0cm" fo:margin-bottom="0.353cm" loext:contextual-spacing="false" fo:line-height="115%"/>
      <style:text-properties style:font-name="Verdana" fo:font-size="12pt" fo:language="de" fo:country="none" fo:font-weight="bold" style:font-size-asian="12pt" style:font-weight-asian="bold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Verdana" fo:font-weight="normal" officeooo:rsid="0048e93f" officeooo:paragraph-rsid="004be822" style:font-weight-asian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Verdana" fo:font-weight="normal" officeooo:rsid="00266867" officeooo:paragraph-rsid="004be822" style:font-weight-asian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Verdana" fo:font-weight="normal" officeooo:rsid="004c1f5a" officeooo:paragraph-rsid="004c1f5a" style:font-weight-asian="normal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Verdana" fo:font-weight="normal" officeooo:rsid="004f68b0" officeooo:paragraph-rsid="004f68b0" style:font-weight-asian="normal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Verdana" fo:font-weight="normal" officeooo:rsid="00548b5f" officeooo:paragraph-rsid="00548b5f" style:font-weight-asian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Verdana" fo:font-weight="normal" officeooo:rsid="00512f02" officeooo:paragraph-rsid="00512f02" style:font-weight-asian="normal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style:font-name="Verdana" fo:font-weight="normal" officeooo:rsid="00530950" officeooo:paragraph-rsid="00530950" style:font-weight-asian="normal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style:font-name="Verdana" fo:font-weight="normal" officeooo:rsid="00536f82" officeooo:paragraph-rsid="00536f82" style:font-weight-asian="normal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style:font-name="Verdana" fo:font-weight="normal" officeooo:rsid="00562026" officeooo:paragraph-rsid="00562026" style:font-weight-asian="normal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style:font-name="Verdana" fo:font-weight="normal" officeooo:rsid="003f7f8c" officeooo:paragraph-rsid="003f7f8c" style:font-weight-asian="normal" style:font-weight-complex="normal"/>
    </style:style>
    <style:style style:name="P45" style:family="paragraph" style:parent-style-name="Standard" style:list-style-name="L7">
      <style:paragraph-properties fo:text-align="start" style:justify-single-word="false"/>
      <style:text-properties style:font-name="Verdana" fo:font-weight="normal" officeooo:rsid="0040de3b" officeooo:paragraph-rsid="0040de3b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Verdana" fo:font-weight="normal" officeooo:rsid="00699a67" officeooo:paragraph-rsid="00699a67" style:font-weight-asian="normal" style:font-weight-complex="normal"/>
    </style:style>
    <style:style style:name="P47" style:family="paragraph" style:parent-style-name="Standard" style:list-style-name="L7">
      <style:paragraph-properties fo:text-align="start" style:justify-single-word="false"/>
      <style:text-properties officeooo:paragraph-rsid="0040de3b"/>
    </style:style>
    <style:style style:name="T1" style:family="text">
      <style:text-properties officeooo:rsid="00205425"/>
    </style:style>
    <style:style style:name="T2" style:family="text">
      <style:text-properties officeooo:rsid="002490e7"/>
    </style:style>
    <style:style style:name="T3" style:family="text">
      <style:text-properties officeooo:rsid="0027daa4"/>
    </style:style>
    <style:style style:name="T4" style:family="text">
      <style:text-properties officeooo:rsid="00318543"/>
    </style:style>
    <style:style style:name="T5" style:family="text">
      <style:text-properties officeooo:rsid="003eefb2"/>
    </style:style>
    <style:style style:name="T6" style:family="text">
      <style:text-properties officeooo:rsid="0040c84a"/>
    </style:style>
    <style:style style:name="T7" style:family="text">
      <style:text-properties style:font-name="Verdana" fo:font-weight="normal" officeooo:rsid="0040de3b" style:font-weight-asian="normal" style:font-weight-complex="normal"/>
    </style:style>
    <style:style style:name="T8" style:family="text">
      <style:text-properties style:font-name="Verdana" fo:font-weight="normal" officeooo:rsid="00427442" style:font-weight-asian="normal" style:font-weight-complex="normal"/>
    </style:style>
    <style:style style:name="T9" style:family="text">
      <style:text-properties style:font-name="Verdana" fo:font-weight="normal" officeooo:rsid="0042e6db" style:font-weight-asian="normal" style:font-weight-complex="normal"/>
    </style:style>
    <style:style style:name="T10" style:family="text">
      <style:text-properties style:font-name="Verdana" fo:font-weight="normal" officeooo:rsid="0044404d" style:font-weight-asian="normal" style:font-weight-complex="normal"/>
    </style:style>
    <style:style style:name="T11" style:family="text">
      <style:text-properties style:font-name="Verdana" fo:font-weight="normal" officeooo:rsid="00447672" style:font-weight-asian="normal" style:font-weight-complex="normal"/>
    </style:style>
    <style:style style:name="T12" style:family="text">
      <style:text-properties officeooo:rsid="0047d61b"/>
    </style:style>
    <style:style style:name="T13" style:family="text">
      <style:text-properties officeooo:rsid="00562026"/>
    </style:style>
    <style:style style:name="T14" style:family="text">
      <style:text-properties officeooo:rsid="00570b88"/>
    </style:style>
    <style:style style:name="T15" style:family="text">
      <style:text-properties officeooo:rsid="006308f1"/>
    </style:style>
    <style:style style:name="T16" style:family="text">
      <style:text-properties officeooo:rsid="0064975d"/>
    </style:style>
    <style:style style:name="T17" style:family="text">
      <style:text-properties officeooo:rsid="006584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5">2</text:span>LF6 Projektarbeit</text:p>
      <text:p text:style-name="P32"/>
      <text:p text:style-name="P34">Allgemeine Daten</text:p>
      <text:p text:style-name="P33">Mitglieder: Marvin König, Robert Barisic</text:p>
      <text:p text:style-name="P33">Programmiersprache: Ruby (on Rails)</text:p>
      <text:p text:style-name="P33">Thema: <text:span text:style-name="T2">Soziales Kommunikations-Netzwerk</text:span></text:p>
      <text:p text:style-name="P33"/>
      <text:p text:style-name="P33">Aufgabenzuweisung:</text:p>
      <text:p text:style-name="P3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Zeitdokumentationen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1">Datum</text:p>
          </table:table-cell>
          <table:table-cell table:style-name="Tabelle1.A1" office:value-type="string">
            <text:p text:style-name="P31">Thema</text:p>
          </table:table-cell>
          <table:table-cell table:style-name="Tabelle1.A1" office:value-type="string">
            <text:p text:style-name="P30">Dauer</text:p>
          </table:table-cell>
          <table:table-cell table:style-name="Tabelle1.D1" office:value-type="string">
            <text:p text:style-name="P30">Person(en)</text:p>
          </table:table-cell>
        </table:table-row>
        <table:table-row>
          <table:table-cell table:style-name="Tabelle1.A15" office:value-type="string">
            <text:p text:style-name="P5">14.12.2015</text:p>
          </table:table-cell>
          <table:table-cell table:style-name="Tabelle1.B15" office:value-type="string">
            <text:p text:style-name="P5">Einarbeitung in Ruby on Rails</text:p>
          </table:table-cell>
          <table:table-cell table:style-name="Tabelle1.C15" office:value-type="string">
            <text:p text:style-name="P5">90 Min</text:p>
          </table:table-cell>
          <table:table-cell table:style-name="Tabelle1.D15" office:value-type="string">
            <text:p text:style-name="P5">Marvin König</text:p>
          </table:table-cell>
        </table:table-row>
        <table:table-row>
          <table:table-cell table:style-name="Tabelle1.A15" office:value-type="string">
            <text:p text:style-name="P13">18.12.2015</text:p>
          </table:table-cell>
          <table:table-cell table:style-name="Tabelle1.B15" office:value-type="string">
            <text:p text:style-name="P14">Beschreibung der Funktionalitäten und Tools</text:p>
          </table:table-cell>
          <table:table-cell table:style-name="Tabelle1.C15" office:value-type="string">
            <text:p text:style-name="P13">25 Min</text:p>
          </table:table-cell>
          <table:table-cell table:style-name="Tabelle1.D15" office:value-type="string">
            <text:p text:style-name="P13">Robert Barisic, Marvin König</text:p>
          </table:table-cell>
        </table:table-row>
        <table:table-row>
          <table:table-cell table:style-name="Tabelle1.A15" office:value-type="string">
            <text:p text:style-name="P18">21.12.2015</text:p>
          </table:table-cell>
          <table:table-cell table:style-name="Tabelle1.B15" office:value-type="string">
            <text:p text:style-name="P18">Pflichtenheft</text:p>
          </table:table-cell>
          <table:table-cell table:style-name="Tabelle1.C15" office:value-type="string">
            <text:p text:style-name="P18">90 Min</text:p>
          </table:table-cell>
          <table:table-cell table:style-name="Tabelle1.D15" office:value-type="string">
            <text:p text:style-name="P18">Marvin König</text:p>
          </table:table-cell>
        </table:table-row>
        <table:table-row>
          <table:table-cell table:style-name="Tabelle1.A15" office:value-type="string">
            <text:p text:style-name="P19">29.02.2016</text:p>
          </table:table-cell>
          <table:table-cell table:style-name="Tabelle1.B15" office:value-type="string">
            <text:p text:style-name="P22">Projekt auf C9 erstellt</text:p>
          </table:table-cell>
          <table:table-cell table:style-name="Tabelle1.C15" office:value-type="string">
            <text:p text:style-name="P20">90 Min</text:p>
          </table:table-cell>
          <table:table-cell table:style-name="Tabelle1.D15" office:value-type="string">
            <text:p text:style-name="P19">Marvin König</text:p>
          </table:table-cell>
        </table:table-row>
        <table:table-row>
          <table:table-cell table:style-name="Tabelle1.A15" office:value-type="string">
            <text:p text:style-name="P21">01.03.2016</text:p>
          </table:table-cell>
          <table:table-cell table:style-name="Tabelle1.B15" office:value-type="string">
            <text:p text:style-name="P22">Einarbeitung in C9 und Ruby on Rails</text:p>
          </table:table-cell>
          <table:table-cell table:style-name="Tabelle1.C15" office:value-type="string">
            <text:p text:style-name="P21">90 Min</text:p>
          </table:table-cell>
          <table:table-cell table:style-name="Tabelle1.D15" office:value-type="string">
            <text:p text:style-name="P21">Marvin König</text:p>
          </table:table-cell>
        </table:table-row>
        <table:table-row>
          <table:table-cell table:style-name="Tabelle1.A15" office:value-type="string">
            <text:p text:style-name="P21">03.03.2016</text:p>
          </table:table-cell>
          <table:table-cell table:style-name="Tabelle1.B15" office:value-type="string">
            <text:p text:style-name="P21">Ruby on Rails Übung</text:p>
          </table:table-cell>
          <table:table-cell table:style-name="Tabelle1.C15" office:value-type="string">
            <text:p text:style-name="P21">90 Min</text:p>
          </table:table-cell>
          <table:table-cell table:style-name="Tabelle1.D15" office:value-type="string">
            <text:p text:style-name="P21">Marvin König</text:p>
          </table:table-cell>
        </table:table-row>
        <table:table-row>
          <table:table-cell table:style-name="Tabelle1.A15" office:value-type="string">
            <text:p text:style-name="P21">04.03.2016</text:p>
          </table:table-cell>
          <table:table-cell table:style-name="Tabelle1.B15" office:value-type="string">
            <text:p text:style-name="P21">Log-In Funktion</text:p>
          </table:table-cell>
          <table:table-cell table:style-name="Tabelle1.C15" office:value-type="string">
            <text:p text:style-name="P21">90 Min</text:p>
          </table:table-cell>
          <table:table-cell table:style-name="Tabelle1.D15" office:value-type="string">
            <text:p text:style-name="P21">Robert Barisic, Marvin König</text:p>
          </table:table-cell>
        </table:table-row>
        <table:table-row>
          <table:table-cell table:style-name="Tabelle1.A15" office:value-type="string">
            <text:p text:style-name="P21">07.03.2016</text:p>
          </table:table-cell>
          <table:table-cell table:style-name="Tabelle1.B15" office:value-type="string">
            <text:p text:style-name="P23">Aufsetzen eines Testprojekts (<text:span text:style-name="T16">gem </text:span>Devise)</text:p>
          </table:table-cell>
          <table:table-cell table:style-name="Tabelle1.C15" office:value-type="string">
            <text:p text:style-name="P21">90 Min</text:p>
          </table:table-cell>
          <table:table-cell table:style-name="Tabelle1.D15" office:value-type="string">
            <text:p text:style-name="P21">Marvin König</text:p>
          </table:table-cell>
        </table:table-row>
        <table:table-row>
          <table:table-cell table:style-name="Tabelle1.A15" office:value-type="string">
            <text:p text:style-name="P23">09.03.2016</text:p>
          </table:table-cell>
          <table:table-cell table:style-name="Tabelle1.B15" office:value-type="string">
            <text:p text:style-name="P24">Testprojekt: <text:span text:style-name="T17">gem </text:span>Purecss</text:p>
          </table:table-cell>
          <table:table-cell table:style-name="Tabelle1.C15" office:value-type="string">
            <text:p text:style-name="P23">90 Min</text:p>
          </table:table-cell>
          <table:table-cell table:style-name="Tabelle1.D15" office:value-type="string">
            <text:p text:style-name="P23">Marvin König</text:p>
          </table:table-cell>
        </table:table-row>
        <table:table-row>
          <table:table-cell table:style-name="Tabelle1.A15" office:value-type="string">
            <text:p text:style-name="P25">10.03.2016</text:p>
          </table:table-cell>
          <table:table-cell table:style-name="Tabelle1.B15" office:value-type="string">
            <text:p text:style-name="P25">Neues Testprojekt (Phasebook)</text:p>
          </table:table-cell>
          <table:table-cell table:style-name="Tabelle1.C15" office:value-type="string">
            <text:p text:style-name="P25">90 Min</text:p>
          </table:table-cell>
          <table:table-cell table:style-name="Tabelle1.D15" office:value-type="string">
            <text:p text:style-name="P25">Marvin König</text:p>
          </table:table-cell>
        </table:table-row>
        <table:table-row>
          <table:table-cell table:style-name="Tabelle1.A15" office:value-type="string">
            <text:p text:style-name="P26">11.03.2016</text:p>
          </table:table-cell>
          <table:table-cell table:style-name="Tabelle1.B15" office:value-type="string">
            <text:p text:style-name="P26">Startseite</text:p>
          </table:table-cell>
          <table:table-cell table:style-name="Tabelle1.C15" office:value-type="string">
            <text:p text:style-name="P26">90 Min</text:p>
          </table:table-cell>
          <table:table-cell table:style-name="Tabelle1.D15" office:value-type="string">
            <text:p text:style-name="P26">Robert Barisic, Marvin König</text:p>
          </table:table-cell>
        </table:table-row>
        <table:table-row>
          <table:table-cell table:style-name="Tabelle1.A15" office:value-type="string">
            <text:p text:style-name="P26">21.03.2016</text:p>
          </table:table-cell>
          <table:table-cell table:style-name="Tabelle1.B15" office:value-type="string">
            <text:p text:style-name="P27">Tutorial</text:p>
          </table:table-cell>
          <table:table-cell table:style-name="Tabelle1.C15" office:value-type="string">
            <text:p text:style-name="P26">90 Min</text:p>
          </table:table-cell>
          <table:table-cell table:style-name="Tabelle1.D15" office:value-type="string">
            <text:p text:style-name="P26">Marvin König</text:p>
          </table:table-cell>
        </table:table-row>
        <table:table-row>
          <table:table-cell table:style-name="Tabelle1.A15" office:value-type="string">
            <text:p text:style-name="P28">23.03.2016</text:p>
          </table:table-cell>
          <table:table-cell table:style-name="Tabelle1.B15" office:value-type="string">
            <text:p text:style-name="P28">Tutorial</text:p>
          </table:table-cell>
          <table:table-cell table:style-name="Tabelle1.C15" office:value-type="string">
            <text:p text:style-name="P28">90 Min</text:p>
          </table:table-cell>
          <table:table-cell table:style-name="Tabelle1.D15" office:value-type="string">
            <text:p text:style-name="P28">Marvin König</text:p>
          </table:table-cell>
        </table:table-row>
        <table:table-row>
          <table:table-cell table:style-name="Tabelle1.A15" office:value-type="string">
            <text:p text:style-name="P46">24.03.2016</text:p>
          </table:table-cell>
          <table:table-cell table:style-name="Tabelle1.B15" office:value-type="string">
            <text:p text:style-name="P46">Tutorial</text:p>
          </table:table-cell>
          <table:table-cell table:style-name="Tabelle1.C15" office:value-type="string">
            <text:p text:style-name="P46">90 Min</text:p>
          </table:table-cell>
          <table:table-cell table:style-name="Tabelle1.D15" office:value-type="string">
            <text:p text:style-name="P46">Marvin König</text:p>
          </table:table-cell>
        </table:table-row>
      </table:table>
      <text:p text:style-name="P5"/>
      <text:p text:style-name="P6">Links:</text:p>
      <text:p text:style-name="P6"/>
      <text:p text:style-name="P6"><text:a xlink:type="simple" xlink:href="http://guides.rubyonrails.org/getting_started.html" text:style-name="Internet_20_link" text:visited-style-name="Visited_20_Internet_20_Link"><text:span text:style-name="T1">http://guides.rubyonrails.org/getting_started.html</text:span></text:a></text:p>
      <text:p text:style-name="P29"><text:a xlink:type="simple" xlink:href="https://www.railstutorial.org/" text:style-name="Internet_20_link" text:visited-style-name="Visited_20_Internet_20_Link">https://www.railstutorial.org/</text:a></text:p>
      <text:p text:style-name="P7"/>
      <text:p text:style-name="P3">Tools</text:p>
      <text:p text:style-name="P3"/>
      <text:list xml:id="list2695203188248947232" text:style-name="L1">
        <text:list-item>
          <text:p text:style-name="P35">Ruby on Rails (Model-View-Controller(MVC)-Framework)</text:p>
        </text:list-item>
        <text:list-item>
          <text:p text:style-name="P36">GitLab <text:span text:style-name="T12">(Repository)</text:span></text:p>
        </text:list-item>
        <text:list-item>
          <text:p text:style-name="P36">Cloud9 <text:span text:style-name="T12">(Online-IDE)</text:span></text:p>
        </text:list-item>
        <text:list-item>
          <text:p text:style-name="P37">OpenShift (Deployment Server)</text:p>
        </text:list-item>
      </text:list>
      <text:p text:style-name="P15"/>
      <text:p text:style-name="P4"><text:soft-page-break/>GEM-Liste</text:p>
      <text:p text:style-name="P4"/>
      <text:p text:style-name="P16">Main:</text:p>
      <text:list xml:id="list1786003386069507139" text:style-name="L2">
        <text:list-item>
          <text:p text:style-name="P38"/>
        </text:list-item>
      </text:list>
      <text:p text:style-name="P16">Testing:</text:p>
      <text:list xml:id="list95454774177467" text:continue-numbering="true" text:style-name="L2">
        <text:list-item>
          <text:p text:style-name="P38">Minitest</text:p>
        </text:list-item>
        <text:list-item>
          <text:p text:style-name="P38">Capybara</text:p>
        </text:list-item>
        <text:list-item>
          <text:p text:style-name="P39">ByeBug (Debugger)</text:p>
        </text:list-item>
      </text:list>
      <text:p text:style-name="P17">Backend:</text:p>
      <text:list xml:id="list991111140781949387" text:style-name="L3">
        <text:list-item>
          <text:p text:style-name="P40">Devise (Account Management)</text:p>
        </text:list-item>
        <text:list-item>
          <text:p text:style-name="P40">PaperClip (Medien Upload)</text:p>
        </text:list-item>
      </text:list>
      <text:p text:style-name="P17">Frontend:</text:p>
      <text:list xml:id="list5271769019954124112" text:style-name="L4">
        <text:list-item>
          <text:p text:style-name="P41">PureCSS (CSS Framework)</text:p>
        </text:list-item>
        <text:list-item>
          <text:p text:style-name="P42"/>
        </text:list-item>
      </text:list>
      <text:p text:style-name="P9"/>
      <text:p text:style-name="P3">Funktionalitäten</text:p>
      <text:p text:style-name="P8"/>
      <text:p text:style-name="P9">- <text:span text:style-name="T3">basiert auf einer Website</text:span></text:p>
      <text:p text:style-name="P11">- <text:span text:style-name="T3">Erstellung von Profilen</text:span></text:p>
      <text:p text:style-name="P11"><text:tab/><text:span text:style-name="T13">(Account)</text:span></text:p>
      <text:list xml:id="list894755865039130374" text:style-name="L5">
        <text:list-item>
          <text:p text:style-name="P43">E-Mail</text:p>
        </text:list-item>
        <text:list-item>
          <text:p text:style-name="P43">Passwort</text:p>
        </text:list-item>
      </text:list>
      <text:p text:style-name="P11"><text:tab/><text:span text:style-name="T13">(Profil)</text:span></text:p>
      <text:list xml:id="list5800827105540140634" text:style-name="L6">
        <text:list-item>
          <text:p text:style-name="P44">Foto</text:p>
        </text:list-item>
        <text:list-item>
          <text:p text:style-name="P44">Vorname</text:p>
        </text:list-item>
        <text:list-item>
          <text:p text:style-name="P44">Nachname</text:p>
        </text:list-item>
        <text:list-item>
          <text:p text:style-name="P44">'Gefällt mir'-Angaben <text:span text:style-name="T6">[Liste]</text:span></text:p>
        </text:list-item>
        <text:list-item>
          <text:p text:style-name="P44"><text:span text:style-name="T14">Kontakt</text:span>anfrage [Button]</text:p>
        </text:list-item>
        <text:list-item>
          <text:p text:style-name="P44"><text:span text:style-name="T14">Kontakt</text:span>liste <text:span text:style-name="T6">[Liste]</text:span></text:p>
        </text:list-item>
        <text:list-item>
          <text:p text:style-name="P44">Private Nachricht [Button]</text:p>
        </text:list-item>
      </text:list>
      <text:p text:style-name="P10">- <text:span text:style-name="T3">Veröffentlichung von Nachrichten</text:span></text:p>
      <text:list xml:id="list8151742949209309280" text:style-name="L7">
        <text:list-item>
          <text:p text:style-name="P47"><text:span text:style-name="T7">Text </text:span><text:span text:style-name="T11">{Alleine ohne Foto/Video}</text:span></text:p>
        </text:list-item>
        <text:list-item>
          <text:p text:style-name="P47"><text:span text:style-name="T7">Fotos </text:span><text:span text:style-name="T8">(Hochladen) </text:span><text:span text:style-name="T9">{Embedded-Links}</text:span></text:p>
        </text:list-item>
        <text:list-item>
          <text:p text:style-name="P47"><text:span text:style-name="T7">Videos (</text:span><text:span text:style-name="T10">Nur </text:span><text:span text:style-name="T7">Embedded-Links)</text:span></text:p>
        </text:list-item>
        <text:list-item>
          <text:p text:style-name="P45">'Gefällt mir'-Zähler</text:p>
        </text:list-item>
      </text:list>
      <text:p text:style-name="P12">=&gt; Bearbeit-/Löschbar <text:span text:style-name="T5">{Teilen}</text:span></text:p>
      <text:p text:style-name="P9">- <text:span text:style-name="T4">Suchmaschi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0:08:23.150000000</meta:creation-date>
    <dc:date>2016-03-24T09:54:54.580000000</dc:date>
    <meta:editing-duration>PT6H22M12S</meta:editing-duration>
    <meta:editing-cycles>78</meta:editing-cycles>
    <meta:generator>LibreOffice/4.3.7.2$Windows_x86 LibreOffice_project/8a35821d8636a03b8bf4e15b48f59794652c68ba</meta:generator>
    <meta:document-statistic meta:table-count="1" meta:image-count="0" meta:object-count="0" meta:page-count="3" meta:paragraph-count="109" meta:word-count="247" meta:character-count="1758" meta:non-whitespace-character-count="1641"/>
  </office:meta>
</office:document-meta>
</file>